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fo:font-size="26pt" style:text-underline-style="none" officeooo:rsid="000cc793" officeooo:paragraph-rsid="001c0985" style:font-size-asian="26pt" style:font-size-complex="26pt"/>
    </style:style>
    <style:style style:name="P2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1d3b04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weight="bold" officeooo:rsid="006ea93e" style:font-name-asian="Noto Sans CJK SC" style:font-weight-asian="bold" style:font-name-complex="Lohit Devanagari" style:font-weight-complex="bold"/>
    </style:style>
    <style:style style:name="T3" style:family="text">
      <style:text-properties fo:color="#3465a4" loext:opacity="100%" fo:font-weight="bold" officeooo:rsid="001c0985" style:font-name-asian="Noto Sans CJK SC" style:font-weight-asian="bold" style:font-name-complex="Lohit Devanagari" style:font-weight-complex="bold"/>
    </style:style>
    <style:style style:name="T4" style:family="text">
      <style:text-properties fo:color="#3465a4" loext:opacity="100%" officeooo:rsid="006ea93e"/>
    </style:style>
    <style:style style:name="T5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6ea93e" style:font-size-asian="12pt" style:font-weight-asian="normal" style:font-size-complex="12pt" style:font-weight-complex="normal"/>
    </style:style>
    <style:style style:name="T7" style:family="text">
      <style:text-properties fo:font-size="10pt" fo:font-weight="normal" officeooo:rsid="000cc793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ossier</text:span><text:span text:style-name="T1"> : </text:span><text:span text:style-name="T4">Comment a t-on su que l</text:span><text:span text:style-name="T3">es planètes tournaient autour du Soleil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0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Carlito" fo:font-size="10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1d3b04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6ea93e" style:font-size-asian="12pt" style:font-weight-asian="normal" style:font-size-complex="12pt" style:font-weight-complex="normal"/>
    </style:style>
    <style:style style:name="M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</text:span><text:span text:style-name="MT2">ossier : </text:span><text:span text:style-name="MT1">Comment a t-on su que la Terre est ronde ?<text:tab/></text:span><text:span text:style-name="MT3"><text:tab/><text:tab/><text:tab/><text:tab/><text:tab/><text:tab/><text:tab/></text:span><text:span text:style-name="MT3"><text:page-number text:select-page="current">1</text:page-number></text:span><text:span text:style-name="MT3">/</text:span><text:span text:style-name="MT3"><text:page-count>1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4-01T17:23:28.037578400</dc:date>
    <dc:creator>J Cercy</dc:creator>
    <meta:editing-duration>PT43S</meta:editing-duration>
    <meta:editing-cycles>3</meta:editing-cycles>
    <meta:document-statistic meta:table-count="0" meta:image-count="0" meta:object-count="0" meta:page-count="1" meta:paragraph-count="2" meta:word-count="26" meta:character-count="136" meta:non-whitespace-character-count="105"/>
  </office:meta>
</office:document-meta>
</file>